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000000"/>
    </style:style>
    <style:style style:name="P9" style:family="paragraph">
      <loext:graphic-properties draw:fill-color="#2a6099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5.367cm" svg:y="5.14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2.564cm" svg:y="1.17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6.74cm" svg:y="1.17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5.55cm" svg:y="4.15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3.746cm" svg:y="4.15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2.56cm" svg:y="7.17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2.56cm" svg:y="4.153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3.75cm" svg:y="1.17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5.545cm" svg:y="1.17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6.74cm" svg:y="4.145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3.75cm" svg:y="7.17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8" draw:layer="layout" svg:width="0.698cm" svg:height="0.729cm" svg:x="1.399cm" svg:y="0.4cm">
          <draw:text-box>
            <text:p text:style-name="P7"><text:span text:style-name="T1">1</text:span></text:p>
          </draw:text-box>
        </draw:frame>
        <draw:frame draw:style-name="gr19" draw:text-style-name="P8" draw:layer="layout" svg:width="0.698cm" svg:height="0.729cm" svg:x="4.651cm" svg:y="0.4cm">
          <draw:text-box>
            <text:p text:style-name="P7"><text:span text:style-name="T1">2</text:span></text:p>
          </draw:text-box>
        </draw:frame>
        <draw:frame draw:style-name="gr19" draw:text-style-name="P8" draw:layer="layout" svg:width="0.698cm" svg:height="0.729cm" svg:x="7.95cm" svg:y="0.4cm">
          <draw:text-box>
            <text:p text:style-name="P7"><text:span text:style-name="T1">3</text:span></text:p>
          </draw:text-box>
        </draw:frame>
        <draw:frame draw:style-name="gr19" draw:text-style-name="P8" draw:layer="layout" svg:width="0.698cm" svg:height="0.729cm" svg:x="7.95cm" svg:y="3.68cm">
          <draw:text-box>
            <text:p text:style-name="P7"><text:span text:style-name="T1">4</text:span></text:p>
          </draw:text-box>
        </draw:frame>
        <draw:frame draw:style-name="gr19" draw:text-style-name="P8" draw:layer="layout" svg:width="0.698cm" svg:height="0.729cm" svg:x="4.881cm" svg:y="3.45cm">
          <draw:text-box>
            <text:p text:style-name="P7"><text:span text:style-name="T1">7</text:span></text:p>
          </draw:text-box>
        </draw:frame>
        <draw:frame draw:style-name="gr19" draw:text-style-name="P8" draw:layer="layout" svg:width="0.698cm" svg:height="0.729cm" svg:x="1.4cm" svg:y="7cm">
          <draw:text-box>
            <text:p text:style-name="P7"><text:span text:style-name="T1">6</text:span></text:p>
          </draw:text-box>
        </draw:frame>
        <draw:frame draw:style-name="gr19" draw:text-style-name="P8" draw:layer="layout" svg:width="0.698cm" svg:height="0.729cm" svg:x="1.876cm" svg:y="3.45cm">
          <draw:text-box>
            <text:p text:style-name="P7"><text:span text:style-name="T1">0</text:span></text:p>
          </draw:text-box>
        </draw:frame>
        <draw:frame draw:style-name="gr19" draw:text-style-name="P8" draw:layer="layout" svg:width="0.698cm" svg:height="0.729cm" svg:x="4.65cm" svg:y="7.001cm">
          <draw:text-box>
            <text:p text:style-name="P7"><text:span text:style-name="T1">5</text:span></text:p>
          </draw:text-box>
        </draw:frame>
        <draw:custom-shape draw:style-name="gr20" draw:text-style-name="P9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23:43:08.714489136</dc:date>
    <meta:editing-duration>PT35M11S</meta:editing-duration>
    <meta:editing-cycles>6</meta:editing-cycles>
    <meta:generator>LibreOffice/6.4.6.2$Linux_X86_64 LibreOffice_project/40$Build-2</meta:generator>
    <meta:document-statistic meta:object-count="125"/>
  </office:meta>
</office:document-meta>
</file>